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36100001B668F522E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1.975cm" svg:height="59.346cm" svg:x="0.025cm" svg:y="0cm">
          <draw:image xlink:href="Pictures/100002010000136100001B668F522E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5:28:23.640966159</meta:creation-date>
    <dc:date>2016-05-23T15:40:07.462592750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